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table:style-name="ce2" office:value-type="string" calcext:value-type="string">
            <text:p>s_U(Zelle) / V</text:p>
          </table:table-cell>
          <table:table-cell table:style-name="ce3" office:value-type="string" calcext:value-type="string">
            <text:p>U(Strom) / mV</text:p>
          </table:table-cell>
          <table:table-cell table:style-name="ce3" office:value-type="string" calcext:value-type="string">
            <text:p>s_U (Strom) / mV</text:p>
          </table:table-cell>
          <table:table-cell table:style-name="ce4" office:value-type="string" calcext:value-type="string">
            <text:p>I / mA</text:p>
          </table:table-cell>
          <table:table-cell table:style-name="ce2" office:value-type="string" calcext:value-type="string">
            <text:p>s_I / mA</text:p>
          </table:table-cell>
          <table:table-cell/>
          <table:table-cell table:style-name="ce2" office:value-type="string" calcext:value-type="string">
            <text:p>T / °C</text:p>
          </table:table-cell>
          <table:table-cell table:style-name="ce3" office:value-type="string" calcext:value-type="string">
            <text:p>Beleuchtungsstärken / mV</text:p>
          </table:table-cell>
          <table:table-cell table:style-name="ce3" office:value-type="string" calcext:value-type="string">
            <text:p>I / mA</text:p>
          </table:table-cell>
          <table:table-cell table:style-name="ce3" office:value-type="string" calcext:value-type="string">
            <text:p>Über 0,1 Ohm, 828 mA/sun </text:p>
          </table:table-cell>
          <table:table-cell table:style-name="ce3" office:value-type="string" calcext:value-type="string">
            <text:p>feler(mV)</text:p>
          </table:table-cell>
          <table:table-cell table:style-name="ce3" table:number-columns-repeated="1012"/>
        </table:table-row>
        <table:table-row table:style-name="ro1">
          <table:table-cell office:value-type="float" office:value="-0.9704" calcext:value-type="float">
            <text:p>-0,97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-25.98" calcext:value-type="float">
            <text:p>-25,98</text:p>
          </table:table-cell>
          <table:table-cell office:value-type="float" office:value="0.03" calcext:value-type="float">
            <text:p>0,03</text:p>
          </table:table-cell>
          <table:table-cell table:formula="of:= [.C2]*10" office:value-type="float" office:value="-259.8" calcext:value-type="float">
            <text:p>-259,8</text:p>
          </table:table-cell>
          <table:table-cell table:formula="of:=10*[.D2]" office:value-type="float" office:value="0.3" calcext:value-type="float">
            <text:p>0,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565" calcext:value-type="float">
            <text:p>1,565</text:p>
          </table:table-cell>
          <table:table-cell table:formula="of:=[.I2]*10" office:value-type="float" office:value="15.65" calcext:value-type="float">
            <text:p>15,65</text:p>
          </table:table-cell>
          <table:table-cell/>
          <table:table-cell office:value-type="float" office:value="0.006" calcext:value-type="float">
            <text:p>0,006</text:p>
          </table:table-cell>
          <table:table-cell table:number-columns-repeated="1012"/>
        </table:table-row>
        <table:table-row table:style-name="ro1">
          <table:table-cell office:value-type="float" office:value="-0.6372" calcext:value-type="float">
            <text:p>-0,6372</text:p>
          </table:table-cell>
          <table:table-cell office:value-type="float" office:value="0.0002" calcext:value-type="float">
            <text:p>0,0002</text:p>
          </table:table-cell>
          <table:table-cell office:value-type="float" office:value="-25.81" calcext:value-type="float">
            <text:p>-25,81</text:p>
          </table:table-cell>
          <table:table-cell office:value-type="float" office:value="0.03" calcext:value-type="float">
            <text:p>0,03</text:p>
          </table:table-cell>
          <table:table-cell table:formula="of:= [.C3]*10" office:value-type="float" office:value="-258.1" calcext:value-type="float">
            <text:p>-258,1</text:p>
          </table:table-cell>
          <table:table-cell table:formula="of:=10*[.D3]" office:value-type="float" office:value="0.3" calcext:value-type="float">
            <text:p>0,3</text:p>
          </table:table-cell>
          <table:table-cell table:number-columns-repeated="2"/>
          <table:table-cell office:value-type="float" office:value="1.6" calcext:value-type="float">
            <text:p>1,6</text:p>
          </table:table-cell>
          <table:table-cell table:formula="of:=[.I3]*10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-0.3712" calcext:value-type="float">
            <text:p>-0,37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-25.93" calcext:value-type="float">
            <text:p>-25,93</text:p>
          </table:table-cell>
          <table:table-cell office:value-type="float" office:value="0.07" calcext:value-type="float">
            <text:p>0,07</text:p>
          </table:table-cell>
          <table:table-cell table:formula="of:= [.C4]*10" office:value-type="float" office:value="-259.3" calcext:value-type="float">
            <text:p>-259,3</text:p>
          </table:table-cell>
          <table:table-cell table:formula="of:=10*[.D4]" office:value-type="float" office:value="0.7" calcext:value-type="float">
            <text:p>0,7</text:p>
          </table:table-cell>
          <table:table-cell table:number-columns-repeated="2"/>
          <table:table-cell office:value-type="float" office:value="1.865" calcext:value-type="float">
            <text:p>1,865</text:p>
          </table:table-cell>
          <table:table-cell table:formula="of:=[.I4]*10" office:value-type="float" office:value="18.65" calcext:value-type="float">
            <text:p>18,65</text:p>
          </table:table-cell>
          <table:table-cell table:number-columns-repeated="1014"/>
        </table:table-row>
        <table:table-row table:style-name="ro1">
          <table:table-cell office:value-type="float" office:value="-0.0006" calcext:value-type="float">
            <text:p>-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25.38" calcext:value-type="float">
            <text:p>-25,38</text:p>
          </table:table-cell>
          <table:table-cell office:value-type="float" office:value="0.05" calcext:value-type="float">
            <text:p>0,05</text:p>
          </table:table-cell>
          <table:table-cell table:formula="of:= [.C5]*10" office:value-type="float" office:value="-253.8" calcext:value-type="float">
            <text:p>-253,8</text:p>
          </table:table-cell>
          <table:table-cell table:formula="of:=10*[.D5]" office:value-type="float" office:value="0.5" calcext:value-type="float">
            <text:p>0,5</text:p>
          </table:table-cell>
          <table:table-cell table:number-columns-repeated="2"/>
          <table:table-cell office:value-type="float" office:value="1.839" calcext:value-type="float">
            <text:p>1,839</text:p>
          </table:table-cell>
          <table:table-cell table:formula="of:=[.I5]*10" office:value-type="float" office:value="18.39" calcext:value-type="float">
            <text:p>18,39</text:p>
          </table:table-cell>
          <table:table-cell table:number-columns-repeated="1014"/>
        </table:table-row>
        <table:table-row table:style-name="ro1">
          <table:table-cell office:value-type="float" office:value="0.2031" calcext:value-type="float">
            <text:p>0,2031</text:p>
          </table:table-cell>
          <table:table-cell office:value-type="float" office:value="0.0003" calcext:value-type="float">
            <text:p>0,0003</text:p>
          </table:table-cell>
          <table:table-cell office:value-type="float" office:value="-25" calcext:value-type="float">
            <text:p>-25</text:p>
          </table:table-cell>
          <table:table-cell office:value-type="float" office:value="0.09" calcext:value-type="float">
            <text:p>0,09</text:p>
          </table:table-cell>
          <table:table-cell table:formula="of:= [.C6]*10" office:value-type="float" office:value="-250" calcext:value-type="float">
            <text:p>-250</text:p>
          </table:table-cell>
          <table:table-cell table:formula="of:=10*[.D6]" office:value-type="float" office:value="0.9" calcext:value-type="float">
            <text:p>0,9</text:p>
          </table:table-cell>
          <table:table-cell table:number-columns-repeated="2"/>
          <table:table-cell office:value-type="float" office:value="1.796" calcext:value-type="float">
            <text:p>1,796</text:p>
          </table:table-cell>
          <table:table-cell table:formula="of:=[.I6]*10" office:value-type="float" office:value="17.96" calcext:value-type="float">
            <text:p>17,96</text:p>
          </table:table-cell>
          <table:table-cell table:number-columns-repeated="1014"/>
        </table:table-row>
        <table:table-row table:style-name="ro1">
          <table:table-cell office:value-type="float" office:value="0.456" calcext:value-type="float">
            <text:p>0,45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9.56" calcext:value-type="float">
            <text:p>-19,56</text:p>
          </table:table-cell>
          <table:table-cell office:value-type="float" office:value="0.04" calcext:value-type="float">
            <text:p>0,04</text:p>
          </table:table-cell>
          <table:table-cell table:formula="of:= [.C7]*10" office:value-type="float" office:value="-195.6" calcext:value-type="float">
            <text:p>-195,6</text:p>
          </table:table-cell>
          <table:table-cell table:formula="of:=10*[.D7]"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17.33" calcext:value-type="float">
            <text:p>17,33</text:p>
          </table:table-cell>
          <table:table-cell table:number-columns-repeated="1014"/>
        </table:table-row>
        <table:table-row table:style-name="ro1">
          <table:table-cell office:value-type="float" office:value="0.49034" calcext:value-type="float">
            <text:p>0,49034</text:p>
          </table:table-cell>
          <table:table-cell office:value-type="float" office:value="0.00005" calcext:value-type="float">
            <text:p>5E-05</text:p>
          </table:table-cell>
          <table:table-cell office:value-type="float" office:value="-11.03" calcext:value-type="float">
            <text:p>-11,03</text:p>
          </table:table-cell>
          <table:table-cell office:value-type="float" office:value="0.03" calcext:value-type="float">
            <text:p>0,03</text:p>
          </table:table-cell>
          <table:table-cell table:formula="of:= [.C8]*10" office:value-type="float" office:value="-110.3" calcext:value-type="float">
            <text:p>-110,3</text:p>
          </table:table-cell>
          <table:table-cell table:formula="of:=10*[.D8]"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.0209299516908213" calcext:value-type="float">
            <text:p>0,020929951690821</text:p>
          </table:table-cell>
          <table:table-cell table:number-columns-repeated="1014"/>
        </table:table-row>
        <table:table-row table:style-name="ro1">
          <table:table-cell office:value-type="float" office:value="0.50972" calcext:value-type="float">
            <text:p>0,50972</text:p>
          </table:table-cell>
          <table:table-cell office:value-type="float" office:value="0.00003" calcext:value-type="float">
            <text:p>3E-05</text:p>
          </table:table-cell>
          <table:table-cell office:value-type="float" office:value="-0.821" calcext:value-type="float">
            <text:p>-0,821</text:p>
          </table:table-cell>
          <table:table-cell office:value-type="float" office:value="0.002" calcext:value-type="float">
            <text:p>0,002</text:p>
          </table:table-cell>
          <table:table-cell table:formula="of:= [.C9]*10" office:value-type="float" office:value="-8.21" calcext:value-type="float">
            <text:p>-8,21</text:p>
          </table:table-cell>
          <table:table-cell table:formula="of:=10*[.D9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1773" calcext:value-type="float">
            <text:p>0,51773</text:p>
          </table:table-cell>
          <table:table-cell office:value-type="float" office:value="0.00003" calcext:value-type="float">
            <text:p>3E-05</text:p>
          </table:table-cell>
          <table:table-cell office:value-type="float" office:value="5.487" calcext:value-type="float">
            <text:p>5,487</text:p>
          </table:table-cell>
          <table:table-cell office:value-type="float" office:value="0.002" calcext:value-type="float">
            <text:p>0,002</text:p>
          </table:table-cell>
          <table:table-cell table:formula="of:= [.C10]*10" office:value-type="float" office:value="54.87" calcext:value-type="float">
            <text:p>54,87</text:p>
          </table:table-cell>
          <table:table-cell table:formula="of:=10*[.D10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2222" calcext:value-type="float">
            <text:p>0,52222</text:p>
          </table:table-cell>
          <table:table-cell office:value-type="float" office:value="0.00004" calcext:value-type="float">
            <text:p>4E-05</text:p>
          </table:table-cell>
          <table:table-cell office:value-type="float" office:value="9.555" calcext:value-type="float">
            <text:p>9,555</text:p>
          </table:table-cell>
          <table:table-cell office:value-type="float" office:value="0.004" calcext:value-type="float">
            <text:p>0,004</text:p>
          </table:table-cell>
          <table:table-cell table:formula="of:= [.C11]*10" office:value-type="float" office:value="95.55" calcext:value-type="float">
            <text:p>95,55</text:p>
          </table:table-cell>
          <table:table-cell table:formula="of:=10*[.D11]" office:value-type="float" office:value="0.04" calcext:value-type="float">
            <text:p>0,04</text:p>
          </table:table-cell>
          <table:table-cell table:number-columns-repeated="1018"/>
        </table:table-row>
        <table:table-row table:style-name="ro1">
          <table:table-cell office:value-type="float" office:value="0.52851" calcext:value-type="float">
            <text:p>0,52851</text:p>
          </table:table-cell>
          <table:table-cell office:value-type="float" office:value="0.00004" calcext:value-type="float">
            <text:p>4E-05</text:p>
          </table:table-cell>
          <table:table-cell office:value-type="float" office:value="15.992" calcext:value-type="float">
            <text:p>15,992</text:p>
          </table:table-cell>
          <table:table-cell office:value-type="float" office:value="0.05" calcext:value-type="float">
            <text:p>0,05</text:p>
          </table:table-cell>
          <table:table-cell table:formula="of:= [.C12]*10" office:value-type="float" office:value="159.92" calcext:value-type="float">
            <text:p>159,92</text:p>
          </table:table-cell>
          <table:table-cell table:formula="of:=10*[.D12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29" calcext:value-type="float">
            <text:p>0,52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8.43" calcext:value-type="float">
            <text:p>18,43</text:p>
          </table:table-cell>
          <table:table-cell office:value-type="float" office:value="0.05" calcext:value-type="float">
            <text:p>0,05</text:p>
          </table:table-cell>
          <table:table-cell table:formula="of:= [.C13]*10" office:value-type="float" office:value="184.3" calcext:value-type="float">
            <text:p>184,3</text:p>
          </table:table-cell>
          <table:table-cell table:formula="of:=10*[.D1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347" calcext:value-type="float">
            <text:p>0,5347</text:p>
          </table:table-cell>
          <table:table-cell office:value-type="float" office:value="0.0002" calcext:value-type="float">
            <text:p>0,0002</text:p>
          </table:table-cell>
          <table:table-cell office:value-type="float" office:value="25.27" calcext:value-type="float">
            <text:p>25,27</text:p>
          </table:table-cell>
          <table:table-cell office:value-type="float" office:value="0.05" calcext:value-type="float">
            <text:p>0,05</text:p>
          </table:table-cell>
          <table:table-cell table:formula="of:= [.C14]*10" office:value-type="float" office:value="252.7" calcext:value-type="float">
            <text:p>252,7</text:p>
          </table:table-cell>
          <table:table-cell table:formula="of:=10*[.D14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392" calcext:value-type="float">
            <text:p>0,5392</text:p>
          </table:table-cell>
          <table:table-cell office:value-type="float" office:value="0.0002" calcext:value-type="float">
            <text:p>0,0002</text:p>
          </table:table-cell>
          <table:table-cell office:value-type="float" office:value="31.22" calcext:value-type="float">
            <text:p>31,22</text:p>
          </table:table-cell>
          <table:table-cell office:value-type="float" office:value="0.05" calcext:value-type="float">
            <text:p>0,05</text:p>
          </table:table-cell>
          <table:table-cell table:formula="of:= [.C15]*10" office:value-type="float" office:value="312.2" calcext:value-type="float">
            <text:p>312,2</text:p>
          </table:table-cell>
          <table:table-cell table:formula="of:=10*[.D15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428" calcext:value-type="float">
            <text:p>0,5428</text:p>
          </table:table-cell>
          <table:table-cell office:value-type="float" office:value="0.0002" calcext:value-type="float">
            <text:p>0,0002</text:p>
          </table:table-cell>
          <table:table-cell office:value-type="float" office:value="36.38" calcext:value-type="float">
            <text:p>36,38</text:p>
          </table:table-cell>
          <table:table-cell office:value-type="float" office:value="0.05" calcext:value-type="float">
            <text:p>0,05</text:p>
          </table:table-cell>
          <table:table-cell table:formula="of:= [.C16]*10" office:value-type="float" office:value="363.8" calcext:value-type="float">
            <text:p>363,8</text:p>
          </table:table-cell>
          <table:table-cell table:formula="of:=10*[.D1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459" calcext:value-type="float">
            <text:p>0,5459</text:p>
          </table:table-cell>
          <table:table-cell office:value-type="float" office:value="0.0002" calcext:value-type="float">
            <text:p>0,0002</text:p>
          </table:table-cell>
          <table:table-cell office:value-type="float" office:value="41.25" calcext:value-type="float">
            <text:p>41,25</text:p>
          </table:table-cell>
          <table:table-cell office:value-type="float" office:value="0.05" calcext:value-type="float">
            <text:p>0,05</text:p>
          </table:table-cell>
          <table:table-cell table:formula="of:= [.C17]*10" office:value-type="float" office:value="412.5" calcext:value-type="float">
            <text:p>412,5</text:p>
          </table:table-cell>
          <table:table-cell table:formula="of:=10*[.D17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522" calcext:value-type="float">
            <text:p>0,5522</text:p>
          </table:table-cell>
          <table:table-cell office:value-type="float" office:value="0.0002" calcext:value-type="float">
            <text:p>0,0002</text:p>
          </table:table-cell>
          <table:table-cell office:value-type="float" office:value="51.5" calcext:value-type="float">
            <text:p>51,5</text:p>
          </table:table-cell>
          <table:table-cell office:value-type="float" office:value="0.05" calcext:value-type="float">
            <text:p>0,05</text:p>
          </table:table-cell>
          <table:table-cell table:formula="of:= [.C18]*10" office:value-type="float" office:value="515" calcext:value-type="float">
            <text:p>515</text:p>
          </table:table-cell>
          <table:table-cell table:formula="of:=10*[.D18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566" calcext:value-type="float">
            <text:p>0,5566</text:p>
          </table:table-cell>
          <table:table-cell office:value-type="float" office:value="0.0002" calcext:value-type="float">
            <text:p>0,0002</text:p>
          </table:table-cell>
          <table:table-cell office:value-type="float" office:value="59.27" calcext:value-type="float">
            <text:p>59,27</text:p>
          </table:table-cell>
          <table:table-cell office:value-type="float" office:value="0.05" calcext:value-type="float">
            <text:p>0,05</text:p>
          </table:table-cell>
          <table:table-cell table:formula="of:= [.C19]*10" office:value-type="float" office:value="592.7" calcext:value-type="float">
            <text:p>592,7</text:p>
          </table:table-cell>
          <table:table-cell table:formula="of:=10*[.D1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623" calcext:value-type="float">
            <text:p>0,5623</text:p>
          </table:table-cell>
          <table:table-cell office:value-type="float" office:value="0.0002" calcext:value-type="float">
            <text:p>0,0002</text:p>
          </table:table-cell>
          <table:table-cell office:value-type="float" office:value="70.15" calcext:value-type="float">
            <text:p>70,15</text:p>
          </table:table-cell>
          <table:table-cell office:value-type="float" office:value="0.05" calcext:value-type="float">
            <text:p>0,05</text:p>
          </table:table-cell>
          <table:table-cell table:formula="of:= [.C20]*10" office:value-type="float" office:value="701.5" calcext:value-type="float">
            <text:p>701,5</text:p>
          </table:table-cell>
          <table:table-cell table:formula="of:=10*[.D20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669" calcext:value-type="float">
            <text:p>0,5669</text:p>
          </table:table-cell>
          <table:table-cell office:value-type="float" office:value="0.0002" calcext:value-type="float">
            <text:p>0,0002</text:p>
          </table:table-cell>
          <table:table-cell office:value-type="float" office:value="79.71" calcext:value-type="float">
            <text:p>79,71</text:p>
          </table:table-cell>
          <table:table-cell office:value-type="float" office:value="0.05" calcext:value-type="float">
            <text:p>0,05</text:p>
          </table:table-cell>
          <table:table-cell table:formula="of:= [.C21]*10" office:value-type="float" office:value="797.1" calcext:value-type="float">
            <text:p>797,1</text:p>
          </table:table-cell>
          <table:table-cell table:formula="of:=10*[.D21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687" calcext:value-type="float">
            <text:p>0,5687</text:p>
          </table:table-cell>
          <table:table-cell office:value-type="float" office:value="0.0002" calcext:value-type="float">
            <text:p>0,0002</text:p>
          </table:table-cell>
          <table:table-cell office:value-type="float" office:value="83.75" calcext:value-type="float">
            <text:p>83,75</text:p>
          </table:table-cell>
          <table:table-cell office:value-type="float" office:value="0.05" calcext:value-type="float">
            <text:p>0,05</text:p>
          </table:table-cell>
          <table:table-cell table:formula="of:= [.C22]*10" office:value-type="float" office:value="837.5" calcext:value-type="float">
            <text:p>837,5</text:p>
          </table:table-cell>
          <table:table-cell table:formula="of:=10*[.D22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float" office:value="0.5726" calcext:value-type="float">
            <text:p>0,5726</text:p>
          </table:table-cell>
          <table:table-cell office:value-type="float" office:value="0.0002" calcext:value-type="float">
            <text:p>0,0002</text:p>
          </table:table-cell>
          <table:table-cell office:value-type="float" office:value="92.37" calcext:value-type="float">
            <text:p>92,37</text:p>
          </table:table-cell>
          <table:table-cell office:value-type="float" office:value="0.05" calcext:value-type="float">
            <text:p>0,05</text:p>
          </table:table-cell>
          <table:table-cell table:formula="of:= [.C23]*10" office:value-type="float" office:value="923.7" calcext:value-type="float">
            <text:p>923,7</text:p>
          </table:table-cell>
          <table:table-cell table:formula="of:=10*[.D23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24]*10" office:value-type="float" office:value="0" calcext:value-type="float">
            <text:p>0</text:p>
          </table:table-cell>
          <table:table-cell table:formula="of:=10*[.D24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25]*10" office:value-type="float" office:value="0" calcext:value-type="float">
            <text:p>0</text:p>
          </table:table-cell>
          <table:table-cell table:formula="of:=10*[.D25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26]*10" office:value-type="float" office:value="0" calcext:value-type="float">
            <text:p>0</text:p>
          </table:table-cell>
          <table:table-cell table:formula="of:=10*[.D2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27]*10" office:value-type="float" office:value="0" calcext:value-type="float">
            <text:p>0</text:p>
          </table:table-cell>
          <table:table-cell table:formula="of:=10*[.D27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28]*10" office:value-type="float" office:value="0" calcext:value-type="float">
            <text:p>0</text:p>
          </table:table-cell>
          <table:table-cell table:formula="of:=10*[.D28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29]*10" office:value-type="float" office:value="0" calcext:value-type="float">
            <text:p>0</text:p>
          </table:table-cell>
          <table:table-cell table:formula="of:=10*[.D2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30]*10" office:value-type="float" office:value="0" calcext:value-type="float">
            <text:p>0</text:p>
          </table:table-cell>
          <table:table-cell table:formula="of:=10*[.D30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02" calcext:value-type="float">
            <text:p>0,0002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 [.C31]*10" office:value-type="float" office:value="0" calcext:value-type="float">
            <text:p>0</text:p>
          </table:table-cell>
          <table:table-cell table:formula="of:=10*[.D31]" office:value-type="float" office:value="0.5" calcext:value-type="float">
            <text:p>0,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5:17:06.408362382</dc:date>
    <meta:editing-duration>PT42M1S</meta:editing-duration>
    <meta:editing-cycles>5</meta:editing-cycles>
    <meta:document-statistic meta:table-count="1" meta:cell-count="191" meta:object-count="0"/>
  </office:meta>
</office:document-meta>
</file>